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3000000DE3E72D173A06D2BE7.png" manifest:media-type="image/png"/>
  <manifest:file-entry manifest:full-path="Pictures/10000000000003980000023FC6825321CAD53DF6.png" manifest:media-type="image/png"/>
  <manifest:file-entry manifest:full-path="Pictures/100002010000020000000200072674B0D0CCD61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ofimática" style:family="table">
      <style:table-properties style:width="25.7cm" table:align="margins"/>
    </style:style>
    <style:style style:name="ofimática.A" style:family="table-column">
      <style:table-column-properties style:column-width="8.565cm" style:rel-column-width="21842*"/>
    </style:style>
    <style:style style:name="ofimática.B" style:family="table-column">
      <style:table-column-properties style:column-width="8.567cm" style:rel-column-width="21846*"/>
    </style:style>
    <style:style style:name="ofimática.C" style:family="table-column">
      <style:table-column-properties style:column-width="8.567cm" style:rel-column-width="21847*"/>
    </style:style>
    <style:style style:name="ofimática.A1" style:family="table-cell">
      <style:table-cell-properties fo:padding="0.049cm" fo:border-left="1.75pt solid #000000" fo:border-right="1.75pt solid #000000" fo:border-top="1.75pt solid #000000" fo:border-bottom="1pt solid #000000" style:writing-mode="page"/>
    </style:style>
    <style:style style:name="ofimática.A2" style:family="table-cell">
      <style:table-cell-properties fo:padding="0.049cm" fo:border-left="1.75pt solid #000000" fo:border-right="none" fo:border-top="none" fo:border-bottom="1pt solid #000000" style:writing-mode="page"/>
    </style:style>
    <style:style style:name="ofimática.B2" style:family="table-cell">
      <style:table-cell-properties fo:padding="0.049cm" fo:border-left="1pt solid #000000" fo:border-right="none" fo:border-top="none" fo:border-bottom="1pt solid #000000" style:writing-mode="page"/>
    </style:style>
    <style:style style:name="ofimática.C2" style:family="table-cell">
      <style:table-cell-properties fo:padding="0.049cm" fo:border-left="1pt solid #000000" fo:border-right="1.75pt solid #000000" fo:border-top="none" fo:border-bottom="1pt solid #000000" style:writing-mode="page"/>
    </style:style>
    <style:style style:name="ofimática.A3" style:family="table-cell">
      <style:table-cell-properties style:vertical-align="middle" fo:padding="0.049cm" fo:border-left="1.75pt solid #000000" fo:border-right="none" fo:border-top="none" fo:border-bottom="1pt solid #000000" style:writing-mode="page"/>
    </style:style>
    <style:style style:name="ofimática.B3" style:family="table-cell" style:data-style-name="N0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ofimática.A5" style:family="table-cell">
      <style:table-cell-properties style:vertical-align="middle" fo:padding="0.049cm" fo:border-left="1.75pt solid #000000" fo:border-right="none" fo:border-top="none" fo:border-bottom="1.75pt solid #000000" style:writing-mode="page"/>
    </style:style>
    <style:style style:name="ofimática.B5" style:family="table-cell" style:data-style-name="N0">
      <style:table-cell-properties style:vertical-align="middle" fo:padding="0.049cm" fo:border-left="1pt solid #000000" fo:border-right="none" fo:border-top="none" fo:border-bottom="1.75pt solid #000000" style:writing-mode="page"/>
    </style:style>
    <style:style style:name="ofimática.C5" style:family="table-cell">
      <style:table-cell-properties fo:padding="0.049cm" fo:border-left="1pt solid #000000" fo:border-right="1.75pt solid #000000" fo:border-top="none" fo:border-bottom="1.75pt solid #000000" style:writing-mode="page"/>
    </style:style>
    <style:style style:name="P1" style:family="paragraph" style:parent-style-name="Table_20_Contents">
      <style:text-properties fo:language="es" fo:country="ES"/>
    </style:style>
    <style:style style:name="P2" style:family="paragraph" style:parent-style-name="Table_20_Contents">
      <style:text-properties fo:language="es" fo:country="ES" style:text-underline-style="solid" style:text-underline-width="auto" style:text-underline-color="font-color"/>
    </style:style>
    <style:style style:name="P3" style:family="paragraph" style:parent-style-name="Table_20_Contents">
      <style:paragraph-properties fo:text-align="center" style:justify-single-word="false"/>
      <style:text-properties fo:font-size="32pt" fo:language="es" fo:country="ES" fo:font-weight="bold" officeooo:rsid="0003e722" officeooo:paragraph-rsid="0003e722" style:font-size-asian="32pt" style:font-weight-asian="bold" style:font-size-complex="3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24pt" fo:language="es" fo:country="ES" fo:font-weight="bold" officeooo:rsid="0003e722" officeooo:paragraph-rsid="0003e722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8pt" fo:language="es" fo:country="ES" officeooo:rsid="0003e722" officeooo:paragraph-rsid="0003e722" style:font-size-asian="18pt" style:font-size-complex="18pt"/>
    </style:style>
    <style:style style:name="P6" style:family="paragraph" style:parent-style-name="Table_20_Contents">
      <style:paragraph-properties fo:text-align="center" style:justify-single-word="false"/>
      <style:text-properties fo:font-size="18pt" fo:language="es" fo:country="ES" officeooo:rsid="00060cf7" officeooo:paragraph-rsid="00060cf7" style:font-size-asian="18pt" style:font-size-complex="18pt"/>
    </style:style>
    <style:style style:name="P7" style:family="paragraph" style:parent-style-name="Standard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ofimática" table:style-name="ofimática">
        <table:table-column table:style-name="ofimática.A"/>
        <table:table-column table:style-name="ofimática.B"/>
        <table:table-column table:style-name="ofimática.C"/>
        <table:table-row table:style-name="TableLine2172574331488">
          <table:table-cell table:style-name="ofimática.A1" table:number-columns-spanned="3" office:value-type="string">
            <text:p text:style-name="P3">CURSOS OFIMÁTICA</text:p>
          </table:table-cell>
          <table:covered-table-cell/>
          <table:covered-table-cell/>
        </table:table-row>
        <table:table-row table:style-name="TableLine2172574332032">
          <table:table-cell table:style-name="ofimática.A2" office:value-type="string">
            <text:p text:style-name="P4">NOMBRE</text:p>
          </table:table-cell>
          <table:table-cell table:style-name="ofimática.B2" office:value-type="string">
            <text:p text:style-name="P4">HORAS</text:p>
          </table:table-cell>
          <table:table-cell table:style-name="ofimática.C2" office:value-type="string">
            <text:p text:style-name="P4">IMAGEN</text:p>
          </table:table-cell>
        </table:table-row>
        <table:table-row table:style-name="TableLine2172574332576">
          <table:table-cell table:style-name="ofimática.A3" office:value-type="string">
            <text:p text:style-name="P6">WORD</text:p>
          </table:table-cell>
          <table:table-cell table:style-name="ofimática.B3" office:value-type="float" office:value="50">
            <text:p text:style-name="P5">50</text:p>
          </table:table-cell>
          <table:table-cell table:style-name="ofimática.C2" office:value-type="string">
            <text:p text:style-name="P1"><draw:frame draw:style-name="fr2" draw:name="Imagen1" text:anchor-type="char" svg:y="0.3cm" svg:width="3.799cm" svg:height="3.72cm" draw:z-index="0"><draw:image xlink:href="Pictures/10000000000000E3000000DE3E72D173A06D2BE7.png" xlink:type="simple" xlink:show="embed" xlink:actuate="onLoad" draw:mime-type="image/png"/></draw:frame></text:p>
          </table:table-cell>
        </table:table-row>
        <table:table-row table:style-name="TableLine2172574333120">
          <table:table-cell table:style-name="ofimática.A3" office:value-type="string">
            <text:p text:style-name="P6">BASES DE DATOS</text:p>
          </table:table-cell>
          <table:table-cell table:style-name="ofimática.B3" office:value-type="float" office:value="150">
            <text:p text:style-name="P5">150</text:p>
          </table:table-cell>
          <table:table-cell table:style-name="ofimática.C2" office:value-type="string">
            <text:p text:style-name="P2"><draw:frame draw:style-name="fr2" draw:name="Imagen2" text:anchor-type="char" svg:y="0.198cm" svg:width="3.57cm" svg:height="3.57cm" draw:z-index="1"><draw:image xlink:href="Pictures/100002010000020000000200072674B0D0CCD61A.png" xlink:type="simple" xlink:show="embed" xlink:actuate="onLoad" draw:mime-type="image/png"/></draw:frame></text:p>
          </table:table-cell>
        </table:table-row>
        <table:table-row table:style-name="TableLine2172574375008">
          <table:table-cell table:style-name="ofimática.A5" office:value-type="string">
            <text:p text:style-name="P6">EXCELL</text:p>
          </table:table-cell>
          <table:table-cell table:style-name="ofimática.B5" office:value-type="float" office:value="80">
            <text:p text:style-name="P5">80</text:p>
          </table:table-cell>
          <table:table-cell table:style-name="ofimática.C5" office:value-type="string">
            <text:p text:style-name="P1"><draw:frame draw:style-name="fr1" draw:name="Imagen3" text:anchor-type="char" svg:y="0.43cm" svg:width="4.57cm" svg:height="2.85cm" draw:z-index="2"><draw:image xlink:href="Pictures/10000000000003980000023FC6825321CAD53DF6.png" xlink:type="simple" xlink:show="embed" xlink:actuate="onLoad" draw:mime-type="image/png"/></draw:frame><text:line-break/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3T10:06:48.488000000</meta:creation-date>
    <dc:date>2023-02-23T13:21:04.074000000</dc:date>
    <meta:editing-duration>PT16M32S</meta:editing-duration>
    <meta:editing-cycles>4</meta:editing-cycles>
    <meta:generator>LibreOffice/7.1.4.2$Windows_X86_64 LibreOffice_project/a529a4fab45b75fefc5b6226684193eb000654f6</meta:generator>
    <meta:document-statistic meta:table-count="1" meta:image-count="3" meta:object-count="0" meta:page-count="1" meta:paragraph-count="11" meta:word-count="13" meta:character-count="65" meta:non-whitespace-character-count="61"/>
  </office:meta>
</office:document-meta>
</file>